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28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1.3437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" style:family="table-cell" style:parent-style-name="Default" style:data-style-name="N6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Factorial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Prueba #</text:p>
          </table:table-cell>
          <table:table-cell table:style-name="ce1" office:value-type="string" calcext:value-type="string">
            <text:p>k - Factor para multiplicar el radio de dominio de una particula</text:p>
          </table:table-cell>
          <table:table-cell table:style-name="ce1" office:value-type="string" calcext:value-type="string">
            <text:p>V1 - Velocidad inicial</text:p>
          </table:table-cell>
          <table:table-cell table:style-name="ce1" office:value-type="string" calcext:value-type="string">
            <text:p>D - Factor para multiplicar la magnitud de la repulsion</text:p>
          </table:table-cell>
          <table:table-cell table:style-name="ce1" office:value-type="string" calcext:value-type="string">
            <text:p>B_G</text:p>
          </table:table-cell>
          <table:table-cell table:style-name="ce1" office:value-type="string" calcext:value-type="string">
            <text:p>r0 - radio desde donde se efectua la repulsion</text:p>
          </table:table-cell>
          <table:table-cell table:style-name="ce1" office:value-type="string" calcext:value-type="string">
            <text:p>Deformacion Taylor</text:p>
          </table:table-cell>
          <table:table-cell table:style-name="ce1" office:value-type="string" calcext:value-type="string">
            <text:p>Repulsion Frontera</text:p>
          </table:table-cell>
          <table:table-cell table:style-name="ce1" office:value-type="string" calcext:value-type="string">
            <text:p>tiempo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80000000000" calcext:value-type="float">
            <text:p>8.00E+0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80000000001" calcext:value-type="float">
            <text:p>8.00E+0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80000000002" calcext:value-type="float">
            <text:p>8.00E+0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80000000003" calcext:value-type="float">
            <text:p>8.00E+0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80000000004" calcext:value-type="float">
            <text:p>8.00E+0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80000000005" calcext:value-type="float">
            <text:p>8.00E+0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80000000006" calcext:value-type="float">
            <text:p>8.00E+0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80000000007" calcext:value-type="float">
            <text:p>8.00E+0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80000000008" calcext:value-type="float">
            <text:p>8.00E+0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80000000009" calcext:value-type="float">
            <text:p>8.00E+0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80000000010" calcext:value-type="float">
            <text:p>8.00E+0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80000000011" calcext:value-type="float">
            <text:p>8.00E+0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80000000012" calcext:value-type="float">
            <text:p>8.00E+0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80000000013" calcext:value-type="float">
            <text:p>8.00E+0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80000000014" calcext:value-type="float">
            <text:p>8.00E+0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80000000015" calcext:value-type="float">
            <text:p>8.00E+0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80000000016" calcext:value-type="float">
            <text:p>8.00E+0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80000000017" calcext:value-type="float">
            <text:p>8.00E+0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80000000018" calcext:value-type="float">
            <text:p>8.00E+0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80000000019" calcext:value-type="float">
            <text:p>8.00E+0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80000000020" calcext:value-type="float">
            <text:p>8.00E+0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80000000021" calcext:value-type="float">
            <text:p>8.00E+0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80000000022" calcext:value-type="float">
            <text:p>8.00E+0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80000000023" calcext:value-type="float">
            <text:p>8.00E+0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80000000024" calcext:value-type="float">
            <text:p>8.00E+0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80000000025" calcext:value-type="float">
            <text:p>8.00E+0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80000000026" calcext:value-type="float">
            <text:p>8.00E+0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80000000027" calcext:value-type="float">
            <text:p>8.00E+0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80000000028" calcext:value-type="float">
            <text:p>8.00E+0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80000000029" calcext:value-type="float">
            <text:p>8.00E+0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800000000" calcext:value-type="float">
            <text:p>8.00E+008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800000001" calcext:value-type="float">
            <text:p>8.00E+008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800000002" calcext:value-type="float">
            <text:p>8.00E+008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800000003" calcext:value-type="float">
            <text:p>8.00E+008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800000004" calcext:value-type="float">
            <text:p>8.00E+008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800000005" calcext:value-type="float">
            <text:p>8.00E+008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800000006" calcext:value-type="float">
            <text:p>8.00E+008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800000007" calcext:value-type="float">
            <text:p>8.00E+008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800000008" calcext:value-type="float">
            <text:p>8.00E+008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800000009" calcext:value-type="float">
            <text:p>8.00E+008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800000010" calcext:value-type="float">
            <text:p>8.00E+008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800000011" calcext:value-type="float">
            <text:p>8.00E+008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800000012" calcext:value-type="float">
            <text:p>8.00E+008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800000013" calcext:value-type="float">
            <text:p>8.00E+008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800000014" calcext:value-type="float">
            <text:p>8.00E+008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800000015" calcext:value-type="float">
            <text:p>8.00E+008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800000016" calcext:value-type="float">
            <text:p>8.00E+008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800000017" calcext:value-type="float">
            <text:p>8.00E+008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800000018" calcext:value-type="float">
            <text:p>8.00E+008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800000019" calcext:value-type="float">
            <text:p>8.00E+008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800000020" calcext:value-type="float">
            <text:p>8.00E+008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800000021" calcext:value-type="float">
            <text:p>8.00E+008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800000022" calcext:value-type="float">
            <text:p>8.00E+008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800000023" calcext:value-type="float">
            <text:p>8.00E+008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800000024" calcext:value-type="float">
            <text:p>8.00E+008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800000025" calcext:value-type="float">
            <text:p>8.00E+008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800000026" calcext:value-type="float">
            <text:p>8.00E+008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800000027" calcext:value-type="float">
            <text:p>8.00E+008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800000028" calcext:value-type="float">
            <text:p>8.00E+008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800000029" calcext:value-type="float">
            <text:p>8.00E+008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8000000" calcext:value-type="float">
            <text:p>8.00E+00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8000001" calcext:value-type="float">
            <text:p>8.00E+006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8000002" calcext:value-type="float">
            <text:p>8.00E+006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8000003" calcext:value-type="float">
            <text:p>8.00E+00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8000004" calcext:value-type="float">
            <text:p>8.00E+006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8000005" calcext:value-type="float">
            <text:p>8.00E+006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8000006" calcext:value-type="float">
            <text:p>8.00E+00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8000007" calcext:value-type="float">
            <text:p>8.00E+006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8000008" calcext:value-type="float">
            <text:p>8.00E+006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8000009" calcext:value-type="float">
            <text:p>8.00E+006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8000010" calcext:value-type="float">
            <text:p>8.00E+00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8000011" calcext:value-type="float">
            <text:p>8.00E+006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8000012" calcext:value-type="float">
            <text:p>8.00E+006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8000013" calcext:value-type="float">
            <text:p>8.00E+006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8000014" calcext:value-type="float">
            <text:p>8.00E+006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8000015" calcext:value-type="float">
            <text:p>8.00E+006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8000016" calcext:value-type="float">
            <text:p>8.00E+006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8000017" calcext:value-type="float">
            <text:p>8.00E+006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8000018" calcext:value-type="float">
            <text:p>8.00E+006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8000019" calcext:value-type="float">
            <text:p>8.00E+006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8000020" calcext:value-type="float">
            <text:p>8.00E+006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8000021" calcext:value-type="float">
            <text:p>8.00E+006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8000022" calcext:value-type="float">
            <text:p>8.00E+006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8000023" calcext:value-type="float">
            <text:p>8.00E+006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8000024" calcext:value-type="float">
            <text:p>8.00E+006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8000025" calcext:value-type="float">
            <text:p>8.00E+006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8000026" calcext:value-type="float">
            <text:p>8.00E+006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8000027" calcext:value-type="float">
            <text:p>8.00E+006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8000028" calcext:value-type="float">
            <text:p>8.00E+006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8000029" calcext:value-type="float">
            <text:p>8.00E+006</text:p>
          </table:table-cell>
          <table:table-cell table:number-columns-repeated="1019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3" table:style-name="ta3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as</meta:initial-creator>
    <meta:creation-date>2015-04-20T21:46:22</meta:creation-date>
    <dc:date>2015-04-21T22:41:36.101583336</dc:date>
    <meta:generator>LibreOffice/4.2.7.2$Linux_X86_64 LibreOffice_project/420m0$Build-2</meta:generator>
    <meta:editing-duration>P0D</meta:editing-duration>
    <meta:editing-cycles>1</meta:editing-cycles>
    <meta:document-statistic meta:table-count="3" meta:cell-count="550" meta:object-count="0"/>
    <meta:user-defined meta:name="AppVersion">14.0300</meta:user-defined>
    <meta:user-defined meta:name="Company">Universidad de los And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